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6.359cm"/>
    </style:style>
    <style:style style:name="co6" style:family="table-column">
      <style:table-column-properties fo:break-before="auto" style:column-width="15.3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02cm solid #000000"/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2" table:number-columns-repeated="2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8"/>
        <table:table-row table:style-name="ro3">
          <table:table-cell table:style-name="ce1" office:value-type="string">
            <text:p>Dimension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Table</text:p>
          </table:table-cell>
          <table:table-cell table:style-name="ce1" office:value-type="string">
            <text:p>Attribute</text:p>
          </table:table-cell>
          <table:table-cell table:style-name="ce1" office:value-type="string">
            <text:p>Cardinality</text:p>
          </table:table-cell>
        </table:table-row>
        <table:table-row table:style-name="ro3">
          <table:table-cell table:number-columns-repeated="2" table:style-name="ce2" office:value-type="string">
            <text:p>location</text:p>
          </table:table-cell>
          <table:table-cell table:style-name="ce2" office:value-type="string">
            <text:p>coords</text:p>
          </table:table-cell>
          <table:table-cell table:style-name="ce2" office:value-type="string">
            <text:p>coord_x,coord_y</text:p>
          </table:table-cell>
          <table:table-cell table:style-name="ce5" office:value-type="string">
            <text:p>N (1911906.64842 &lt; x &lt; 1916251.74252 ; 4220467.21877 &lt; y &lt;4226533.85288)</text:p>
          </table:table-cell>
        </table:table-row>
        <table:table-row table:style-name="ro3">
          <table:table-cell table:style-name="ce2" office:value-type="string">
            <text:p>location</text:p>
          </table:table-cell>
          <table:table-cell table:style-name="ce2" office:value-type="string">
            <text:p>subcategory</text:p>
          </table:table-cell>
          <table:table-cell table:style-name="ce2" office:value-type="string">
            <text:p>trees</text:p>
          </table:table-cell>
          <table:table-cell table:style-name="ce2" office:value-type="string">
            <text:p>subcategory_code</text:p>
          </table:table-cell>
          <table:table-cell table:style-name="ce6" office:value-type="string">
            <text:p>4 ('ESP065'/'ESP151'/'ESP174'/'ESP187')</text:p>
          </table:table-cell>
        </table:table-row>
        <table:table-row table:style-name="ro3">
          <table:table-cell table:style-name="ce2" office:value-type="string">
            <text:p>location</text:p>
          </table:table-cell>
          <table:table-cell table:style-name="ce2" office:value-type="string">
            <text:p>subcategoryDesc</text:p>
          </table:table-cell>
          <table:table-cell table:style-name="ce2" office:value-type="string">
            <text:p>trees</text:p>
          </table:table-cell>
          <table:table-cell table:style-name="ce2" office:value-type="string">
            <text:p>subcategory_desc</text:p>
          </table:table-cell>
          <table:table-cell table:style-name="ce6" office:value-type="string">
            <text:p>4 ('Arbre de voirie'/'Bois semi naturel'/'Arbre d'espaces ouverts'/'Arbre d'enceintes fermées')</text:p>
          </table:table-cell>
        </table:table-row>
        <table:table-row table:style-name="ro3">
          <table:table-cell table:style-name="ce2" office:value-type="string">
            <text:p>location</text:p>
          </table:table-cell>
          <table:table-cell table:style-name="ce2" office:value-type="string">
            <text:p>parentCode</text:p>
          </table:table-cell>
          <table:table-cell table:style-name="ce2" office:value-type="string">
            <text:p>trees</text:p>
          </table:table-cell>
          <table:table-cell table:style-name="ce2" office:value-type="string">
            <text:p>parent_code</text:p>
          </table:table-cell>
          <table:table-cell table:style-name="ce6" office:value-type="string">
            <text:p>N (ESPxxxxx)</text:p>
          </table:table-cell>
        </table:table-row>
        <table:table-row table:style-name="ro3">
          <table:table-cell table:style-name="ce3" office:value-type="string">
            <text:p>location</text:p>
          </table:table-cell>
          <table:table-cell table:style-name="ce3" office:value-type="string">
            <text:p>Sector</text:p>
          </table:table-cell>
          <table:table-cell table:style-name="ce3" office:value-type="string">
            <text:p>trees</text:p>
          </table:table-cell>
          <table:table-cell table:style-name="ce3" office:value-type="string">
            <text:p>addr_sect</text:p>
          </table:table-cell>
          <table:table-cell table:style-name="ce7" office:value-type="string">
            <text:p>6 (1-6)</text:p>
          </table:table-cell>
        </table:table-row>
        <table:table-row table:style-name="ro3">
          <table:table-cell table:style-name="ce2" office:value-type="string">
            <text:p>species</text:p>
          </table:table-cell>
          <table:table-cell table:style-name="ce2" office:value-type="string">
            <text:p>species</text:p>
          </table:table-cell>
          <table:table-cell table:style-name="ce2" office:value-type="string">
            <text:p>trees</text:p>
          </table:table-cell>
          <table:table-cell table:style-name="ce2" office:value-type="string">
            <text:p>species</text:p>
          </table:table-cell>
          <table:table-cell table:style-name="ce5" office:value-type="string">
            <text:p>N (specie name)</text:p>
          </table:table-cell>
        </table:table-row>
        <table:table-row table:style-name="ro3">
          <table:table-cell table:style-name="ce3" office:value-type="string">
            <text:p>species</text:p>
          </table:table-cell>
          <table:table-cell table:style-name="ce3" office:value-type="string">
            <text:p>genus</text:p>
          </table:table-cell>
          <table:table-cell table:style-name="ce3" office:value-type="string">
            <text:p>trees</text:p>
          </table:table-cell>
          <table:table-cell table:style-name="ce3" office:value-type="string">
            <text:p>genus</text:p>
          </table:table-cell>
          <table:table-cell table:style-name="ce7" office:value-type="string">
            <text:p>N (genus name)</text:p>
          </table:table-cell>
        </table:table-row>
        <table:table-row table:style-name="ro3">
          <table:table-cell office:value-type="string">
            <text:p>seedingYear</text:p>
          </table:table-cell>
          <table:table-cell office:value-type="string">
            <text:p>seedingYear</text:p>
          </table:table-cell>
          <table:table-cell office:value-type="string">
            <text:p>trees</text:p>
          </table:table-cell>
          <table:table-cell office:value-type="string">
            <text:p>seeding_year</text:p>
          </table:table-cell>
          <table:table-cell office:value-type="string">
            <text:p>12 ([2004-2015])</text:p>
          </table:table-cell>
        </table:table-row>
        <table:table-row table:style-name="ro3">
          <table:table-cell office:value-type="string">
            <text:p>root</text:p>
          </table:table-cell>
          <table:table-cell office:value-type="string">
            <text:p>root</text:p>
          </table:table-cell>
          <table:table-cell office:value-type="string">
            <text:p>diseases</text:p>
          </table:table-cell>
          <table:table-cell office:value-type="string">
            <text:p>root</text:p>
          </table:table-cell>
          <table:table-cell office:value-type="string">
            <text:p>2 (boolean)</text:p>
          </table:table-cell>
        </table:table-row>
        <table:table-row table:style-name="ro3">
          <table:table-cell office:value-type="string">
            <text:p>trunk</text:p>
          </table:table-cell>
          <table:table-cell office:value-type="string">
            <text:p>trunk</text:p>
          </table:table-cell>
          <table:table-cell office:value-type="string">
            <text:p>diseases</text:p>
          </table:table-cell>
          <table:table-cell office:value-type="string">
            <text:p>trunk</text:p>
          </table:table-cell>
          <table:table-cell office:value-type="string">
            <text:p>2 (boolean)</text:p>
          </table:table-cell>
        </table:table-row>
        <table:table-row table:style-name="ro3">
          <table:table-cell office:value-type="string">
            <text:p>collar</text:p>
          </table:table-cell>
          <table:table-cell office:value-type="string">
            <text:p>collar</text:p>
          </table:table-cell>
          <table:table-cell office:value-type="string">
            <text:p>diseases</text:p>
          </table:table-cell>
          <table:table-cell office:value-type="string">
            <text:p>collar</text:p>
          </table:table-cell>
          <table:table-cell office:value-type="string">
            <text:p>2 (boolean)</text:p>
          </table:table-cell>
        </table:table-row>
        <table:table-row table:style-name="ro3">
          <table:table-cell office:value-type="string">
            <text:p>crown</text:p>
          </table:table-cell>
          <table:table-cell office:value-type="string">
            <text:p>crown</text:p>
          </table:table-cell>
          <table:table-cell office:value-type="string">
            <text:p>diseases</text:p>
          </table:table-cell>
          <table:table-cell office:value-type="string">
            <text:p>crown</text:p>
          </table:table-cell>
          <table:table-cell office:value-type="string">
            <text:p>2 (boolean)</text:p>
          </table:table-cell>
        </table:table-row>
        <table:table-row table:style-name="ro3">
          <table:table-cell office:value-type="string">
            <text:p>stumpDiameter</text:p>
          </table:table-cell>
          <table:table-cell office:value-type="string">
            <text:p>stumpDiameter</text:p>
          </table:table-cell>
          <table:table-cell office:value-type="string">
            <text:p>trees</text:p>
          </table:table-cell>
          <table:table-cell office:value-type="string">
            <text:p>stumpDiameter</text:p>
          </table:table-cell>
          <table:table-cell office:value-type="string">
            <text:p>10 ('0 à 10 cm'/..../'90 à 100 cm')</text:p>
          </table:table-cell>
        </table:table-row>
        <table:table-row table:style-name="ro3">
          <table:table-cell office:value-type="string">
            <text:p>vigor</text:p>
          </table:table-cell>
          <table:table-cell office:value-type="string">
            <text:p>vigor</text:p>
          </table:table-cell>
          <table:table-cell office:value-type="string">
            <text:p>trees</text:p>
          </table:table-cell>
          <table:table-cell office:value-type="string">
            <text:p>vigor</text:p>
          </table:table-cell>
          <table:table-cell office:value-type="string">
            <text:p>3 ('vigoureux'/'vieillissement dépérissement'/'vigueur intermédiaire')</text:p>
          </table:table-cell>
        </table:table-row>
        <table:table-row table:style-name="ro3">
          <table:table-cell office:value-type="string">
            <text:p>busyness</text:p>
          </table:table-cell>
          <table:table-cell office:value-type="string">
            <text:p>busyness</text:p>
          </table:table-cell>
          <table:table-cell office:value-type="string">
            <text:p>trees</text:p>
          </table:table-cell>
          <table:table-cell office:value-type="string">
            <text:p>busyness</text:p>
          </table:table-cell>
          <table:table-cell office:value-type="string">
            <text:p>3 ('passages fréquents et arrêts fréquents'/'passages fréquents ou arrêts'/'quelques passages')</text:p>
          </table:table-cell>
        </table:table-row>
        <table:table-row table:style-name="ro3">
          <table:table-cell office:value-type="string">
            <text:p>sidewalkProximity</text:p>
          </table:table-cell>
          <table:table-cell office:value-type="string">
            <text:p>sidewalkProximity</text:p>
          </table:table-cell>
          <table:table-cell office:value-type="string">
            <text:p>trees</text:p>
          </table:table-cell>
          <table:table-cell office:value-type="string">
            <text:p>sidewalk_proximity</text:p>
          </table:table-cell>
          <table:table-cell office:value-type="string">
            <text:p>2 (yes or no)</text:p>
          </table:table-cell>
        </table:table-row>
        <table:table-row table:style-name="ro3">
          <table:table-cell office:value-type="string">
            <text:p>DvpStatWhenDiag</text:p>
          </table:table-cell>
          <table:table-cell office:value-type="string">
            <text:p>DvpStatWhenDiag</text:p>
          </table:table-cell>
          <table:table-cell office:value-type="string">
            <text:p>trees</text:p>
          </table:table-cell>
          <table:table-cell office:value-type="string">
            <text:p>development_status_when_diagnosed</text:p>
          </table:table-cell>
          <table:table-cell office:value-type="string">
            <text:p>3 ('Arbre jeune', 'adulte', 'vieillissant')</text:p>
          </table:table-cell>
        </table:table-row>
        <table:table-row table:style-name="ro3">
          <table:table-cell office:value-type="string">
            <text:p>diagnosisNote</text:p>
          </table:table-cell>
          <table:table-cell office:value-type="string">
            <text:p>diagnosisNote</text:p>
          </table:table-cell>
          <table:table-cell office:value-type="string">
            <text:p>trees</text:p>
          </table:table-cell>
          <table:table-cell office:value-type="string">
            <text:p>diagnosis_note</text:p>
          </table:table-cell>
          <table:table-cell office:value-type="string">
            <text:p>5 ('arbre d'avenir normal'/'à abattre dans les 10 ans'/....)</text:p>
          </table:table-cell>
        </table:table-row>
        <table:table-row table:style-name="ro3">
          <table:table-cell office:value-type="string">
            <text:p>diagnosisYear</text:p>
          </table:table-cell>
          <table:table-cell office:value-type="string">
            <text:p>diagnosisYear</text:p>
          </table:table-cell>
          <table:table-cell office:value-type="string">
            <text:p>trees</text:p>
          </table:table-cell>
          <table:table-cell office:value-type="string">
            <text:p>diagnosis_year</text:p>
          </table:table-cell>
          <table:table-cell office:value-type="string">
            <text:p>5 ([2011-2015])</text:p>
          </table:table-cell>
        </table:table-row>
        <table:table-row table:style-name="ro3">
          <table:table-cell office:value-type="string">
            <text:p>isLast</text:p>
          </table:table-cell>
          <table:table-cell office:value-type="string">
            <text:p>isLast</text:p>
          </table:table-cell>
          <table:table-cell office:value-type="string">
            <text:p>trees</text:p>
          </table:table-cell>
          <table:table-cell office:value-type="string">
            <text:p>If max(diagnosis_year)</text:p>
          </table:table-cell>
          <table:table-cell office:value-type="string">
            <text:p>2 (boolean)</text:p>
          </table:table-cell>
        </table:table-row>
      </table:table>
      <table:table table:name="Feui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20/10/2017</text:date>, <text:time>01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8:47:57.29</meta:creation-date>
    <dc:date>2017-10-20T01:25:49.60</dc:date>
    <meta:editing-duration>PT5H57M22S</meta:editing-duration>
    <meta:editing-cycles>5</meta:editing-cycles>
    <meta:generator>OpenOffice/4.1.3$Win32 OpenOffice.org_project/413m1$Build-9783</meta:generator>
    <meta:document-statistic meta:table-count="3" meta:cell-count="105" meta:object-count="0"/>
  </office:meta>
</office:document-meta>
</file>